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Evidence prijmu a vydaju">
            <text:p>Evidence prijmu a vydaju</text:p>
          </table:table-cell>
        </table:table-row>
        <table:table-row>
          <table:table-cell office:value-type="string" office:string-value="PB138 / Moderni znackovaci jazyky a jejich aplikace">
            <text:p>PB138 / Moderni znackovaci jazyky a jejich aplikace</text:p>
          </table:table-cell>
        </table:table-row>
        <table:table-row>
          <table:table-cell office:value-type="string" office:string-value="Lukas Suchanek, Michal Iricek, Peter Grajko, Filip Valchar">
            <text:p>Lukas Suchanek, Michal Iricek, Peter Grajko, Filip Valchar</text:p>
          </table:table-cell>
        </table:table-row>
        <table:table-row table:number-rows-repeated="1">
          <table:table-cell office:value-type="string" office:string-value="end">
            <text:p>end</text:p>
          </table:table-cell>
        </table:table-row>
      </table:table>
      <table:table table:name="2018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55555.0">
            <text:p>55 555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55555.0">
            <text:p>55 555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1">
            <text:p>1</text:p>
          </table:table-cell>
          <table:table-cell office:value-type="float" office:value="55555">
            <text:p>55 555</text:p>
          </table:table-cell>
          <table:table-cell office:value-type="string" office:string-value="2017-01-01">
            <text:p>2017-01-01</text:p>
          </table:table-cell>
          <table:table-cell office:value-type="string" office:string-value="">
            <text:p/>
          </table:table-cell>
          <table:table-cell table:number-columns-repeated="6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